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5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6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3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5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7-09">
            <text:p>2009-07-09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7-09">
            <text:p>2009-07-09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ooc:=[.O55]" office:value-type="string" office:string-value="VARCHAR(100)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table:formula="oooc:=[.O11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table:formula="oooc:=[.O37]" office:value-type="string" office:string-value="INTEGER">
            <text:p>INTEGER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6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7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table:formula="oooc:=[.N71]" office:value-type="string" office:string-value="EEGroupId">
            <text:p>EEGroupId</text:p>
          </table:table-cell>
          <table:table-cell table:style-name="ce19" table:formula="oooc:=[.O71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5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44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26"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5"/>
          <table:table-cell table:style-name="ce22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50"/>
        <table:table-column table:style-name="co27" table:default-cell-style-name="ce50"/>
        <table:table-column table:style-name="co25" table:number-columns-repeated="254" table:default-cell-style-name="ce50"/>
        <table:table-row table:style-name="ro3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9" table:formula="oooc:=[Tables.D3]" office:value-type="date" office:date-value="2009-07-09">
            <text:p>2009-07-09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5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51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1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2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1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1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4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7-09">
            <text:p>2009-07-09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1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2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1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3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4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0"/>
        <table:table-row table:style-name="ro2">
          <table:table-cell table:style-name="ce48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9" table:formula="oooc:=[Tables.D3]" office:value-type="date" office:date-value="2009-07-09">
            <text:p>2009-07-09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2" table:formula="oooc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table:formula="oooc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table:formula="oooc:=CONCATENATE([BASE.$B$1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1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9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1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table:formula="oooc:=CONCATENATE([BASE.$B$1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60" table:formula="oooc:=CONCATENATE([BASE.$B$2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1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61" table:formula="oooc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RegionDesc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RegionDescEN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sCVRegion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18NFirstLang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2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GeoCarto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3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653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7/09/2009</text:date>, <text:time>09:40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09T09:40:34</dc:date>
    <meta:printed-by>Jhon H. Caicedo</meta:printed-by>
    <meta:print-date>2009-07-09T09:32:36</meta:print-date>
    <meta:editing-cycles>343</meta:editing-cycles>
    <meta:editing-duration>P3DT16H17M5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37"/>
  </office:meta>
</office:document-meta>
</file>